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6D000000152F75D751A6745B2A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enario 1" table:style-name="ta1">
        <table:shapes>
          <draw:frame draw:z-index="0" draw:name="Image 1" draw:style-name="gr1" draw:text-style-name="P1" svg:width="7.772cm" svg:height="0.451cm" svg:x="1.927cm" svg:y="36.124cm">
            <draw:image xlink:href="Pictures/100000000000016D000000152F75D751A6745B2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Operator stays in hands on mode, speed is fin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Event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3">
            <text:p>Collecting Tools</text:p>
          </table:table-cell>
          <table:table-cell office:value-type="string" calcext:value-type="string">
            <text:p>"footswitch": false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6">
            <text:p>Removing Tiles</text:p>
          </table:table-cell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6">
            <text:p>Installing Tiles</text:p>
          </table:table-cell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6">
            <text:p>Tightening Bolts</text:p>
          </table:table-cell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3">
            <text:p>Collecting Tools</text:p>
          </table:table-cell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5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  <table:table-row table:style-name="ro1">
          <table:covered-table-cell/>
          <table:table-cell office:value-type="string" calcext:value-type="string">
            <text:p>"velocity":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1:32:59.504497814</meta:creation-date>
    <dc:date>2020-05-08T11:54:28.073746323</dc:date>
    <meta:editing-duration>PT11M18S</meta:editing-duration>
    <meta:editing-cycles>2</meta:editing-cycles>
    <meta:generator>LibreOffice/6.3.5.2$Linux_X86_64 LibreOffice_project/30$Build-2</meta:generator>
    <meta:document-statistic meta:table-count="1" meta:cell-count="252" meta:object-count="1"/>
  </office:meta>
</office:document-meta>
</file>